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Arial, 'Trebuchet MS'" style:font-family-generic="system"/>
    <style:font-face style:name="monospace" svg:font-family="monospace, Courier, Arial" style:font-family-generic="system"/>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text-underline-mode="continuous" style:text-overline-mode="continuous" style:text-line-through-mode="continuous"/>
    </style:style>
    <style:style style:name="P2" style:family="paragraph" style:parent-style-name="Standard">
      <style:paragraph-properties>
        <style:tab-stops>
          <style:tab-stop style:position="8.902cm"/>
        </style:tab-stops>
      </style:paragraph-properties>
      <style:text-properties style:text-line-through-style="solid" style:text-underline-mode="continuous" style:text-overline-mode="continuous" style:text-line-through-mode="continuous"/>
    </style:style>
    <style:style style:name="P3" style:family="paragraph" style:parent-style-name="Standard">
      <style:text-properties style:text-line-through-style="solid" fo:font-weight="bold" style:text-underline-mode="continuous" style:text-overline-mode="continuous" style:text-line-through-mode="continuous" style:font-weight-asian="bold" style:font-weight-complex="bold"/>
    </style:style>
    <style:style style:name="P4" style:family="paragraph" style:parent-style-name="Text_20_body">
      <style:text-properties fo:color="#000000" style:text-line-through-style="solid" style:font-name="Verdana" fo:font-size="10.5pt" style:text-underline-mode="continuous" style:text-overline-mode="continuous" style:text-line-through-mode="continuous" style:font-size-asian="10.5pt"/>
    </style:style>
    <style:style style:name="P5" style:family="paragraph" style:parent-style-name="Text_20_body">
      <style:text-properties fo:color="#000000" style:font-name="Verdana" fo:font-size="10.5pt" style:font-size-asian="10.5pt"/>
    </style:style>
    <style:style style:name="P6" style:family="paragraph" style:parent-style-name="Preformatted_20_Text">
      <style:paragraph-properties fo:background-color="#f1ffff" fo:padding="0.035cm" fo:border="0.009cm solid #2f6fab" style:shadow="none">
        <style:background-image/>
      </style:paragraph-properties>
    </style:style>
    <style:style style:name="P7" style:family="paragraph" style:parent-style-name="Preformatted_20_Text">
      <style:paragraph-properties fo:background-color="#f1ffff" fo:padding="0.035cm" fo:border="0.009cm solid #2f6fab" style:shadow="none">
        <style:background-image/>
      </style:paragraph-properties>
      <style:text-properties fo:color="#000000" style:font-name="monospace" fo:font-size="12pt" style:font-size-asian="12pt" style:font-size-complex="12pt"/>
    </style:style>
    <style:style style:name="P8" style:family="paragraph" style:parent-style-name="Preformatted_20_Text">
      <style:paragraph-properties fo:background-color="#f1ffff" fo:padding="0.035cm" fo:border="0.009cm solid #2f6fab" style:shadow="none">
        <style:background-image/>
      </style:paragraph-properties>
      <style:text-properties fo:color="#000000" style:font-name="monospace" fo:font-size="10.5pt" style:font-size-asian="10.5pt"/>
    </style:style>
    <style:style style:name="P9" style:family="paragraph" style:parent-style-name="Preformatted_20_Text">
      <style:paragraph-properties fo:margin-top="0cm" fo:margin-bottom="0.499cm" fo:background-color="#f1ffff" fo:padding="0.035cm" fo:border="0.009cm solid #2f6fab" style:shadow="none">
        <style:background-image/>
      </style:paragraph-properties>
      <style:text-properties fo:color="#000000" style:font-name="monospace" fo:font-size="12pt" style:font-size-asian="12pt" style:font-size-complex="12pt"/>
    </style:style>
    <style:style style:name="P10" style:family="paragraph" style:parent-style-name="Preformatted_20_Text">
      <style:paragraph-properties fo:margin-top="0cm" fo:margin-bottom="0.499cm" fo:background-color="#f1ffff" fo:padding="0.035cm" fo:border="0.009cm solid #2f6fab" style:shadow="none">
        <style:background-image/>
      </style:paragraph-properties>
      <style:text-properties fo:color="#000000" style:font-name="monospace" fo:font-size="10.5pt" style:font-size-asian="10.5pt"/>
    </style:style>
    <style:style style:name="P11" style:family="paragraph" style:parent-style-name="Standard" style:master-page-name="MP0">
      <style:paragraph-properties style:page-number="auto" fo:break-before="page"/>
    </style:style>
    <style:style style:name="P12" style:family="paragraph" style:parent-style-name="Standard">
      <style:text-properties style:text-line-through-style="solid"/>
    </style:style>
    <style:style style:name="P13" style:family="paragraph" style:parent-style-name="Heading_20_3">
      <style:text-properties fo:color="#222222" style:text-line-through-style="solid" style:font-name="Verdana" fo:font-weight="normal" style:text-underline-mode="continuous" style:text-overline-mode="continuous" style:text-line-through-mode="continuous" style:font-weight-asian="normal"/>
    </style:style>
    <style:style style:name="P14" style:family="paragraph" style:parent-style-name="Text_20_body" style:list-style-name="L1">
      <style:paragraph-properties fo:margin-top="0cm" fo:margin-bottom="0cm"/>
    </style:style>
    <style:style style:name="P15" style:family="paragraph" style:parent-style-name="Text_20_body" style:list-style-name="L1">
      <style:paragraph-properties fo:margin-top="0cm" fo:margin-bottom="0cm"/>
      <style:text-properties fo:color="#000000" style:font-name="Verdana" fo:font-size="10.5pt" style:font-size-asian="10.5pt"/>
    </style:style>
    <style:style style:name="T1" style:family="text">
      <style:text-properties fo:color="#000000"/>
    </style:style>
    <style:style style:name="T2" style:family="text">
      <style:text-properties fo:color="#000000" fo:font-size="14pt" style:font-size-asian="14pt"/>
    </style:style>
    <style:style style:name="T3" style:family="text">
      <style:text-properties fo:color="#000000" style:text-line-through-style="solid" style:font-name="Verdana" fo:font-size="10.5pt" fo:font-weight="bold" style:text-underline-mode="continuous" style:text-overline-mode="continuous" style:text-line-through-mode="continuous" style:font-size-asian="10.5pt" style:font-weight-asian="bold"/>
    </style:style>
    <style:style style:name="T4" style:family="text">
      <style:text-properties fo:color="#000000" style:text-line-through-style="solid" style:font-name="Verdana" fo:font-size="10.5pt" style:text-underline-mode="continuous" style:text-overline-mode="continuous" style:text-line-through-mode="continuous" style:font-size-asian="10.5pt"/>
    </style:style>
    <style:style style:name="T5" style:family="text">
      <style:text-properties fo:color="#000000" style:text-line-through-style="solid" style:text-underline-mode="continuous" style:text-overline-mode="continuous" style:text-line-through-mode="continuous"/>
    </style:style>
    <style:style style:name="T6" style:family="text">
      <style:text-properties fo:color="#000000" style:font-name="Verdana" fo:font-size="10.5pt" style:font-size-asian="10.5pt"/>
    </style:style>
    <style:style style:name="T7" style:family="text">
      <style:text-properties fo:color="#000000" style:font-name="Verdana" fo:font-size="10.5pt" fo:font-style="italic" style:font-size-asian="10.5pt" style:font-style-asian="italic"/>
    </style:style>
    <style:style style:name="T8" style:family="text">
      <style:text-properties fo:color="#000000" style:font-name="Verdana" fo:font-size="10.5pt" fo:font-weight="bold" style:font-size-asian="10.5pt" style:font-weight-asian="bold"/>
    </style:style>
    <style:style style:name="T9" style:family="text">
      <style:text-properties fo:color="#000000" fo:font-size="12pt" style:font-size-asian="12pt" style:font-size-complex="12pt"/>
    </style:style>
    <style:style style:name="T10" style:family="text">
      <style:text-properties fo:color="#000000" style:font-name="monospace" fo:font-size="12pt" style:font-size-asian="12pt" style:font-size-complex="12pt"/>
    </style:style>
    <style:style style:name="T11" style:family="text">
      <style:text-properties fo:color="#000000" style:font-name="monospace" fo:font-size="10.5pt" style:font-size-asian="10.5pt"/>
    </style:style>
    <style:style style:name="T12" style:family="text">
      <style:text-properties style:text-line-through-style="solid" style:text-underline-mode="continuous" style:text-overline-mode="continuous" style:text-line-through-mode="continuous"/>
    </style:style>
    <style:style style:name="T13" style:family="text">
      <style:text-properties fo:color="#222222" style:font-name="Verdana" fo:font-size="14pt" fo:font-weight="bold" style:font-size-asian="14pt" style:font-weight-asian="bold"/>
    </style:style>
    <style:style style:name="T14" style:family="text">
      <style:text-properties fo:color="#0033cc" style:font-name="Verdana" fo:font-size="10.5pt" style:font-size-asian="10.5pt"/>
    </style:style>
    <text:list-style style:name="L1">
      <text:list-level-style-bullet text:level="1" text:style-name="WW_5f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Default_20_Paragraph_20_Font"><text:span text:style-name="T2">projectID522798ae543e0</text:span></text:span></text:p>
      <text:p text:style-name="Standard"><text:s text:c="8"/><text:span text:style-name="Default_20_Paragraph_20_Font"><text:span text:style-name="T12">read the project forum page, note any issues proofers raised.</text:span></text:span></text:p>
      <text:p text:style-name="P1">subcribe to forum page</text:p>
      <text:p text:style-name="P1"><text:s text:c="4"/>Make a project folder, e.g. (Win) C:\dp\pp\bookname or (Mac/Linux) /dp/pp/bookname</text:p>
      <text:p text:style-name="P1">Create checklist</text:p>
      <text:p text:style-name="P1">Create Git</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text:p>
      <text:p text:style-name="Standard"><text:tab/></text:p>
      <text:p text:style-name="Standard"/>
      <text:p text:style-name="P1">Check for guiguts updates</text:p>
      <text:p text:style-name="P1"/>
      <text:p text:style-name="P2">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text:soft-page-break/></text:p>
      <text:p text:style-name="P1"><text:s text:c="4"/>$1_$2</text:p>
      <text:p text:style-name="P1"/>
      <text:p text:style-name="P1"><text:s text:c="4"/>if any of the page separators got changed:</text:p>
      <text:p text:style-name="P1"><text:s text:c="8"/>save the file and close it</text:p>
      <text:p text:style-name="P1"><text:s text:c="8"/>delete the corresponding .bin file</text:p>
      <text:p text:style-name="P1"><text:s text:c="8"/>reopen the file and save it again</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3">Either way, be sure to turn on automatic scanno highlighting before starting during this pass.</text:p>
      <text:p text:style-name="P1"/>
      <text:p text:style-name="P1">Done</text:p>
      <text:p text:style-name="P1"/>
      <text:p text:style-name="P1">Check for:</text:p>
      <text:p text:style-name="P1"/>
      <text:p text:style-name="P1"><text:s text:c="4"/>Proper markup of &lt;i&gt;italic&lt;/i&gt; and &lt;b&gt;bold&lt;/b&gt;.</text:p>
      <text:p text:style-name="P1"/>
      <text:p text:style-name="P1"><text:s text:c="4"/>Watch for punctuation wrongly contained in markups, such as &lt;i&gt;(ibid.&lt;/i&gt; or &lt;b&gt;Subtopic.&lt;/b&gt;.</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text:p>
      <text:p text:style-name="P1"><text:s text:c="4"/>Figures properly in [Illustration: caption]</text:p>
      <text:p text:style-name="P1"><text:s text:c="8"/>check: caption text agrees with List of Illustrations (if any)</text:p>
      <text:p text:style-name="P1"><text:s text:c="8"/>consistent spelling, abbreviation, capitalization in captions</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Default_20_Paragraph_20_Font"><text:span text:style-name="T12"><text:s/>Use the Search menu to step through all /* */ blocks.</text:span></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oft-page-break/><text:s text:c="8"/>make sure poetry line numbers are at least two spaces to the right of the line.</text:p>
      <text:p text:style-name="Standard"/>
      <text:p text:style-name="P1"/>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 text:c="8"/>check consistent indentation of block text</text:p>
      <text:p text:style-name="P1"><text:s text:c="8"/>apply specific margin values if desired</text:p>
      <text:p text:style-name="P1"/>
      <text:p text:style-name="P1"><text:s text:c="4"/>Use Find Orphaned Brackets and Find Orphaned Markup to check and correct orphans of each type in turn. Do not omit the lowly parenthesis, often mis-scanned as curly-brace.</text:p>
      <text:p text:style-name="Standard"/>
      <text:p text:style-name="P1"><text:s text:c="7"/>resolve proofer's notes, which are indicated by asterisks [** this is a proofer's note]</text:p>
      <text:p text:style-name="Standard"/>
      <text:p text:style-name="P1"><text:s text:c="4"/>Use Search Menu, Search for Asterisks w/o slash, keep clicking "Search" to check all asterisks in document.</text:p>
      <text:p text:style-name="P1"><text:s text:c="8"/>look for malformed thought-breaks (5 stars)</text:p>
      <text:p text:style-name="Standard"/>
      <text:p text:style-name="Standard"/>
      <text:p text:style-name="Standard">4. Basic Fixup (10 min.)</text:p>
      <text:p text:style-name="P1"/>
      <text:p text:style-name="P1"><text:s text:c="4"/>Run Fixup with all options checked.</text:p>
      <text:p text:style-name="P1"><text:tab/>Check diffs to see if you agree with all the changes</text:p>
      <text:p text:style-name="Standard"><text:s text:c="2"/><text:span text:style-name="Default_20_Paragraph_20_Font"><text:span text:style-name="T12"><text:s text:c="2"/>Run Remove end of line spaces</text:span></text:span></text:p>
      <text:p text:style-name="Standard"/>
      <text:p text:style-name="Standard">5. Format Front Matter (15 min.)</text:p>
      <text:p text:style-name="Standard"/>
      <text:p text:style-name="P1"><text:s text:c="4"/>Format the title page, preserving as much of the original material as possible. Protect in /X...X/ (no rewrap, no indent) or /F...F/ (the same, except that it will be centered in the html version).</text:p>
      <text:p text:style-name="Standard"/>
      <text:p text:style-name="P1"><text:s text:c="4"/>Edit the TOC. Find each matching chapter head; make sure heads are 1:1 with TOC. Protect TOC with /X...X/.</text:p>
      <text:p text:style-name="P1"/>
      <text:p text:style-name="P1"><text:s text:c="4"/>If book has illustrations, edit or create List of Illustrations (Note: this is not a requirement). Make sure it is 1:1 with [Illustration] captions. Protect with /X...X/.</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Default_20_Paragraph_20_Font"><text:span text:style-name="T12">Sort out page labels first</text:span></text:span></text:p>
      <text:p text:style-name="P1"><text:s text:c="4"/>Run Fix Page Separators to remove visible page separators</text:p>
      <text:p text:style-name="P1">Check diffs</text:p>
      <text:p text:style-name="P1">Sort [Blank page]s</text:p>
      <text:p text:style-name="P1"/>
      <text:p text:style-name="P1"><text:s text:c="4"/>Use Search Menu, Search for Asterisks w/o slash, keep clicking "Search" to check all asterisks in document.</text:p>
      <text:p text:style-name="Standard"><text:soft-page-break/></text:p>
      <text:p text:style-name="Standard">8. Apply Word-Frequency Checks (10-60 min.)</text:p>
      <text:p text:style-name="Standard"/>
      <text:p text:style-name="Standard">Open the Word Frequency report. Double click on a word to search for it.</text:p>
      <text:p text:style-name="Standard"/>
      <text:p text:style-name="Standard"><text:s/><text:span text:style-name="Default_20_Paragraph_20_Font"><text:span text:style-name="T12"><text:s text:c="3"/>Set the Frq switch; click All Words. List is now sorted by word frequency; scroll to the end and skim up the list of words that only appear 1 time looking for oddities and obvious misspellings.</text:span></text:span></text:p>
      <text:p text:style-name="P1"><text:s text:c="4"/>Click Character Cnts.</text:p>
      <text:p text:style-name="P1"><text:s text:c="8"/>Note characters that appear only once, check usage.</text:p>
      <text:p text:style-name="P1"><text:s text:c="8"/>Check for equal counts of left &amp; right parens and brackets.</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Default_20_Paragraph_20_Font"><text:span text:style-name="T12">Click Emdashes. This shows words with emdashes in them as well as similar words without emdashes (aka: suspec</text:span></text:span><text:span text:style-name="Default_20_Paragraph_20_Font"><text:span text:style-name="T12">ts) marked with ****. Check suspects against the text and page images. Preserve author's intent even when inconsistent. Hint: Enable the Suspects flag and click Emdashes again to see only suspects words.</text:span></text:span></text:p>
      <text:p text:style-name="Standard"/>
      <text:p text:style-name="Standard"><text:s text:c="3"/><text:span text:style-name="Default_20_Paragraph_20_Font"><text:span text:style-name="T12"><text:s/>Click Hyphens. Same as Emdashes above but for H</text:span></text:span><text:span text:style-name="Default_20_Paragraph_20_Font"><text:span text:style-name="T12">yphens.</text:span></text:span></text:p>
      <text:p text:style-name="Standard"><text:s text:c="4"/><text:span text:style-name="Default_20_Paragraph_20_Font"><text:span text:style-name="T12">Click Alpha/num. Scan list for one/ell and oh/zero errors.</text:span></text:span></text:p>
      <text:p text:style-name="Standard"><text:s text:c="4"/><text:span text:style-name="Default_20_Paragraph_20_Font"><text:span text:style-name="T12">Click ALL CAPS. Scan list looking for oddities.</text:span></text:span></text:p>
      <text:p text:style-name="Standard"><text:s text:c="4"/><text:span text:style-name="Default_20_Paragraph_20_Font"><text:span text:style-name="T12">Click MiXeD CasE. Scan list looking for letters such as o that sometimes OCR wrongly as uppercase. Oh/zero errors can show up her</text:span></text:span><text:span text:style-name="Default_20_Paragraph_20_Font"><text:span text:style-name="T12">e, too.</text:span></text:span></text:p>
      <text:p text:style-name="Standard"><text:s text:c="4"/><text:span text:style-name="Default_20_Paragraph_20_Font"><text:span text:style-name="T12">Click Check Accents. Scan list looking for mistakes, inconsistent usages.</text:span></text:span></text:p>
      <text:p text:style-name="Standard"><text:s text:c="4"/><text:span text:style-name="Default_20_Paragraph_20_Font"><text:span text:style-name="T12">Click Check , Upper. Scan list for comma-for-period errors.</text:span></text:span></text:p>
      <text:p text:style-name="Standard"><text:s text:c="4"/><text:span text:style-name="Default_20_Paragraph_20_Font"><text:span text:style-name="T12">Click Check . Lower. Scan list for period-for-comma errors.</text:span></text:span></text:p>
      <text:p text:style-name="Standard"><text:s text:c="4"/><text:span text:style-name="Default_20_Paragraph_20_Font"><text:span text:style-name="T12">Click Ital/Bold/SC. Scan list for inco</text:span></text:span><text:span text:style-name="Default_20_Paragraph_20_Font"><text:span text:style-name="T12">rrect or inconsistent use of italics, bold face, and small caps.</text:span></text:span></text:p>
      <text:p text:style-name="Standard"><text:s text:c="4"/><text:span text:style-name="Default_20_Paragraph_20_Font"><text:span text:style-name="T12">Click Ligatures. Scan list for incorrect or inconsistent use of ae and oe ligatures.</text:span></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Standard"><text:s text:c="2"/><text:span text:style-name="Default_20_Paragraph_20_Font"><text:span text:style-name="T12"><text:s text:c="2"/>Apply scanno searching based on misspelled.rc. Work through the list.</text:span></text:span></text:p>
      <text:p text:style-name="Standard"><text:s text:c="4"/><text:span text:style-name="Default_20_Paragraph_20_Font"><text:span text:style-name="T12">Apply scanno searching based on regex.rc. Work through the list.</text:span></text:span></text:p>
      <text:p text:style-name="Standard"/>
      <text:p text:style-name="P1">10. Apply Gutcheck (10-45 min.)</text:p>
      <text:p text:style-name="P1"/>
      <text:p text:style-name="P1">Start the Gutcheck Process.</text:p>
      <text:p text:style-name="P1"/>
      <text:p text:style-name="P1"><text:s text:c="4"/>Work through the list, correcting as appropriate.</text:p>
      <text:p text:style-name="Standard"/>
      <text:p text:style-name="P1">11. Apply Spellcheck (30-90 min.)</text:p>
      <text:p text:style-name="P1"/>
      <text:p text:style-name="P1">Start the spellcheck process.</text:p>
      <text:p text:style-name="P1"><text:tab/>Add goodwords.txt</text:p>
      <text:p text:style-name="P1"/>
      <text:p text:style-name="P1"><text:soft-page-break/><text:s text:c="4"/>Proceed through the document, correcting words or adding them to the project dictionary as appropriate.</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text:p>
      <text:p text:style-name="P1"/>
      <text:p text:style-name="P1">13. Fix Footnotes (0-? hr.) (10 footnotes)</text:p>
      <text:p text:style-name="P1"/>
      <text:p text:style-name="P1">Read the discussion and follow the steps on this page.</text:p>
      <text:p text:style-name="Standard"/>
      <text:p text:style-name="P1">14. Fix Poetry Line Numbers (0-20 min.)</text:p>
      <text:p text:style-name="P1"/>
      <text:p text:style-name="P1">If the book has poetry that uses line numbers, read this page and align the line numbers consistently.</text:p>
      <text:p text:style-name="Standard"/>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text:p>
      <text:p text:style-name="Standard"/>
      <text:h text:style-name="P13" text:outline-level="3">15a. Consider page numbers and curly quotes.</text:h>
      <text:p text:style-name="P4">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4">2. Consider whether you want curly quotes in both the utf8.txt version and in the html version. If so, then now is the time to put them in, before the split in step 16.</text:p>
      <text:p text:style-name="Standard"/>
      <text:p text:style-name="P1"/>
      <text:p text:style-name="P1">** Add transcriber's note.</text:p>
      <text:p text:style-name="Standard"/>
      <text:p text:style-name="P1">16. Save Edited Markup (2 min.)</text:p>
      <text:p text:style-name="P1"/>
      <text:p text:style-name="P1"><text:s text:c="4"/>Save any unsaved changes in bookname.txt.</text:p>
      <text:p text:style-name="P1"><text:s text:c="4"/>Use File&gt;Save As to make bookname.html</text:p>
      <text:p text:style-name="P1"/>
      <text:p text:style-name="P1"><text:s text:c="4"/>This will be the starting file for the HTML version. You can also use it as fallback in case you mess up and need to start the following steps over.</text:p>
      <text:p text:style-name="Standard"/>
      <text:p text:style-name="Standard"><text:s text:c="4"/><text:span text:style-name="Default_20_Paragraph_20_Font"><text:span text:style-name="T12">Re-open bookname.txt.</text:span></text:span></text:p>
      <text:p text:style-name="Standard"><text:soft-page-break/></text:p>
      <text:p text:style-name="P1"/>
      <text:p text:style-name="P1">17. Convert &lt;tb&gt;, Italic, Bold, and Smallcap (10 min.)</text:p>
      <text:p text:style-name="P1"/>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text:p>
      <text:p text:style-name="P1"><text:s text:c="4"/>Fix italics: In the Text Processing menu, select "Convert Italics." Italic markup is replaced with underscores.</text:p>
      <text:p text:style-name="P1"><text:s text:c="8"/>Interactive: Same as &lt;tb&gt;: Search field, &lt;/?i&gt;; Replace, _. Set Regex checkbox.</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text:p>
      <text:p text:style-name="P1"/>
      <text:p text:style-name="P1"><text:s text:c="4"/>Click Search, then Replace until you are confident it works; then Replace All. Afterward, search for b&gt; and hand-edit any remaining bold.</text:p>
      <text:p text:style-name="P1"/>
      <text:p text:style-name="P1"><text:s text:c="4"/>Uppercase selected small-cap, which proofers have changed to &lt;sc&gt;Title-Cased-Text&lt;/sc&gt;.</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text:p>
      <text:p text:style-name="P1"/>
      <text:p text:style-name="P1">19. Rewrap and Clear Rewrap Markers (10-30 min.)</text:p>
      <text:p text:style-name="P1"/>
      <text:p text:style-name="P1"><text:s text:c="4"/>Save the file if any unsaved changes.</text:p>
      <text:p text:style-name="P1"><text:soft-page-break/><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text:tab/>Right/centre align things</text:p>
      <text:p text:style-name="Standard"/>
      <text:p text:style-name="Standard"/>
      <text:p text:style-name="P1"><text:s text:c="4"/>Open Fixup&gt;Footnote Fixup; tidy up footnotes. See this discussion.</text:p>
      <text:p text:style-name="P1"><text:s text:c="4"/>Remove all rewrap markers: see this page.</text:p>
      <text:p text:style-name="P1"><text:s text:c="4"/>Use Fixup&gt;Remove End-of-line Spaces.</text:p>
      <text:p text:style-name="Standard"><text:s text:c="3"/><text:span text:style-name="Default_20_Paragraph_20_Font"><text:span text:style-name="T12"><text:s/>Use Fixup&gt;Run Gutcheck and resolve </text:span></text:span><text:span text:style-name="Default_20_Paragraph_20_Font"><text:span text:style-name="T12">any new issues.</text:span></text:span></text:p>
      <text:p text:style-name="P1"><text:s text:c="4"/>Save the document.</text:p>
      <text:p text:style-name="Standard"/>
      <text:p text:style-name="Standard"/>
      <text:p text:style-name="Standard"/>
      <text:p text:style-name="P1">20. Determine Character Coding (5-60 min.)</text:p>
      <text:p text:style-name="P1"/>
      <text:p text:style-name="Text_20_body"><text:span text:style-name="Default_20_Paragraph_20_Font"><text:span text:style-name="T3">WARNING</text:span></text:span><text:span text:style-name="Default_20_Paragraph_20_Font"><text:span text:style-name="T4"> - Before you start</text:span></text:span></text:p>
      <text:p text:style-name="P4">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_20_body"><text:span text:style-name="Default_20_Paragraph_20_Font"><text:span text:style-name="T4">Before you spend time creating multiple versions - </text:span></text:span><text:span text:style-name="Default_20_Paragraph_20_Font"><text:span text:style-name="T3">ask for advice</text:span></text:span><text:span text:style-name="Default_20_Paragraph_20_Font"><text:span text:style-name="T4"> from your PP mentor, an experienced PPer/PPVer, or in the forums. If you say what "special" characters you have, then someone will be able to help you decide which text version(s) is most ap</text:span></text:span><text:span text:style-name="Default_20_Paragraph_20_Font"><text:span text:style-name="T4">propriate.</text:span></text:span></text:p>
      <text:p text:style-name="Text_20_body"><text:span text:style-name="Default_20_Paragraph_20_Font"><text:span text:style-name="T4">End of </text:span></text:span><text:span text:style-name="Default_20_Paragraph_20_Font"><text:span text:style-name="T3">WARNING</text:span></text:span></text:p>
      <text:p text:style-name="P1"/>
      <text:p text:style-name="P1"/>
      <text:p text:style-name="P1">Character codes are described here. You need to understand the coding your etext uses.</text:p>
      <text:p text:style-name="P1"/>
      <text:p text:style-name="Standard"><text:span text:style-name="Default_20_Paragraph_20_Font"><text:span text:style-name="T12">First, apply Fixup &gt; Convert Windows CP 1252 characters to Unicode. This gets rid of any Windows-unique characters but may insert Unicode ch</text:span></text:span><text:span text:style-name="Default_20_Paragraph_20_Font"><text:span text:style-name="T12">aracters in their place.</text:span></text:span><text:span text:style-name="Default_20_Paragraph_20_Font"><text:span text:style-name="T5"> </text:span></text:span><text:span text:style-name="Default_20_Paragraph_20_Font"><text:span text:style-name="T3">[**Probably no longer necessary, but maybe harmless]</text:span></text:span></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Standard"><text:span text:style-name="Default_20_Paragraph_20_Font"><text:span text:style-name="T12">If your text has symbols from Latin-1 or Unicode, read or re-read this item of the Gutenberg FAQ. This section and this one in DP's post-processing FAQ have additional information </text:span></text:span><text:span text:style-name="Default_20_Paragraph_20_Font"><text:span text:style-name="T12">about characters sets and when to make more than one text version.</text:span></text:span><text:span text:style-name="Default_20_Paragraph_20_Font"><text:span text:style-name="T3">Note that the above-mentioned PG </text:span></text:span><text:soft-page-break/><text:span text:style-name="Default_20_Paragraph_20_Font"><text:span text:style-name="T3">documentation is old, and that PG now create "lower" versions, such as the ASCII version automatically from the Latin-1 version you upload.</text:span></text:span><text:span text:style-name="Default_20_Paragraph_20_Font"><text:span text:style-name="T12"> <text:s/>Decide if you wi</text:span></text:span><text:span text:style-name="Default_20_Paragraph_20_Font"><text:span text:style-name="T12">ll upload a single version or if you should do the division into ASCII and high-bit versions. If you will do it, then:</text:span></text:span></text:p>
      <text:p text:style-name="P1"/>
      <text:p text:style-name="P1"><text:s text:c="4"/>Use File&gt;Save As to "fork" your single document into versions:</text:p>
      <text:p text:style-name="P1"/>
      <text:p text:style-name="P1"><text:s text:c="4"/>bookname-asc for a pure-ASCII version;</text:p>
      <text:p text:style-name="P1"><text:s text:c="4"/>bookname-lt1 for a version with Latin-1 accented characters;</text:p>
      <text:p text:style-name="P1"><text:s text:c="4"/>and/or bookname-utf8 for a version that has Unicode characters.</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text:p>
      <text:p text:style-name="P1"/>
      <text:p text:style-name="P1">Pure-ASCII etext bookname-asc and optional Latin-1 bookname-lt1 and bookname-utf8 are ready to upload!</text:p>
      <text:p text:style-name="P1"/>
      <text:p text:style-name="P1">Run gutcheck (if any changes)</text:p>
      <text:p text:style-name="P1">Run PPTxt and sort errors.</text:p>
      <text:p text:style-name="P1"/>
      <text:p text:style-name="Standard">Upload for smooth reading</text:p>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oft-page-break/><text:s text:c="4"/>Open bookname.html that was saved in step 16.</text:p>
      <text:p text:style-name="Standard"/>
      <text:p text:style-name="P1">** search for 'the the' and 'as as' and correct + add to corrections</text:p>
      <text:p text:style-name="Standard"><text:s text:c="4"/><text:span text:style-name="Default_20_Paragraph_20_Font"><text:span text:style-name="T12">If you will insert visible page numbers or anchors at page boundaries, then configure the page labels before proceeding</text:span></text:span></text:p>
      <text:p text:style-name="Standard"><text:s text:c="2"/><text:span text:style-name="Default_20_Paragraph_20_Font"><text:span text:style-name="T12"><text:s text:c="2"/>Check the footnotes and mo</text:span></text:span><text:span text:style-name="Default_20_Paragraph_20_Font"><text:span text:style-name="T12">ve them to the Landing Zones you have decided on, as described in the PPTools/Guiguts/Footnotes. (Footnotes have been moved to paragraph end; for HTML move to </text:span></text:span><text:span text:style-name="Default_20_Paragraph_20_Font"><text:span text:style-name="T12">end of chapters)</text:span></text:span></text:p>
      <text:p text:style-name="Standard"><text:s text:c="4"/><text:span text:style-name="Default_20_Paragraph_20_Font"><text:span text:style-name="T12">It is preferable for the source line-breaks to match the book; however HTML </text:span></text:span><text:span text:style-name="Default_20_Paragraph_20_Font"><text:span text:style-name="T12">poetry markup won't work unless /P..P/ sections have been rewrapped. If the book has much poetry, rewrap it all; else select and rewrap poetry sections individually.</text:span></text:span></text:p>
      <text:p text:style-name="Standard"><text:s text:c="4"/><text:span text:style-name="Default_20_Paragraph_20_Font"><text:span text:style-name="T12">Don't remove the rewrap markers. These are needed for generation of proper HTML.</text:span></text:span></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text:p>
      <text:p text:style-name="P1">Check outline for heading levels</text:p>
      <text:p text:style-name="P1"><text:s/>- add title=”” to h3 etc. tags that shouldn't be in TOC</text:p>
      <text:p text:style-name="P12">Alter CSS for style of book</text:p>
      <text:p text:style-name="P12">Check &lt;hr /&gt;s</text:p>
      <text:p text:style-name="Standard">Format transcriber's notes</text:p>
      <text:p text:style-name="Standard"/>
      <text:p text:style-name="Standard"><text:s text:c="4"/>Use the element-markup buttons in the HTML Palette to mark up these areas. Use regex replacements to make systematic changes.</text:p>
      <text:p text:style-name="Standard"><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Dropcaps</text:p>
      <text:p text:style-name="Standard">Page numbers - create self-links</text:p>
      <text:p text:style-name="Standard"/>
      <text:p text:style-name="Standard"/>
      <text:p text:style-name="Standard"/>
      <text:p text:style-name="Standard"><text:s text:c="3"/><text:span text:style-name="Default_20_Paragraph_20_Font"><text:span text:style-name="T13">21. Prepare HTML Edition (4-? hr.)</text:span></text:span></text:p>
      <text:list xml:id="list8953630210636396840" text:style-name="L1">
        <text:list-item>
          <text:p text:style-name="P14"><text:span text:style-name="Default_20_Paragraph_20_Font"><text:span text:style-name="T6">Open </text:span></text:span><text:span text:style-name="Default_20_Paragraph_20_Font"><text:span text:style-name="T7">bookname</text:span></text:span><text:span text:style-name="Teletype"><text:span text:style-name="T6">.html</text:span></text:span><text:span text:style-name="Default_20_Paragraph_20_Font"><text:span text:style-name="T6"> that was saved in step 16.</text:span></text:span></text:p>
        </text:list-item>
        <text:list-item>
          <text:p text:style-name="P14"><text:span text:style-name="Default_20_Paragraph_20_Font"><text:span text:style-name="T6">If you will insert visible page numbers or anchors at page boundaries, then </text:span></text:span><text:soft-page-break/><text:span text:style-name="Default_20_Paragraph_20_Font"><text:span text:style-name="T6">configure the</text:span></text:span><text:a xlink:type="simple" xlink:href="http://www.pgdp.net/wiki/PPTools/Guiguts/Page_Labels#Setting_Page_Labels" office:target-frame-name="_top" xlink:show="replace" text:style-name="Internet_20_link" text:visited-style-name="Visited_20_Internet_20_Link"><text:span text:style-name="Default_20_Paragraph_20_Font"><text:span text:style-name="T14">page labels</text:span></text:span></text:a><text:span text:style-name="Default_20_Paragraph_20_Font"><text:span text:style-name="T6"> before proceeding</text:span></text:span></text:p>
        </text:list-item>
        <text:list-item>
          <text:p text:style-name="P14"><text:span text:style-name="Default_20_Paragraph_20_Font"><text:span text:style-name="T6">Check the foot</text:span></text:span><text:span text:style-name="Default_20_Paragraph_20_Font"><text:span text:style-name="T6">notes and move them to the Landing Zones you have decided on, as described in the </text:span></text:span><text:a xlink:type="simple" xlink:href="http://www.pgdp.net/wiki/PPTools/Guiguts/Footnotes" office:target-frame-name="_top" xlink:show="replace" text:style-name="Internet_20_link" text:visited-style-name="Visited_20_Internet_20_Link"><text:span text:style-name="Default_20_Paragraph_20_Font"><text:span text:style-name="T14">PPTools/Guiguts/Footnotes</text:span></text:span></text:a><text:span text:style-name="Default_20_Paragraph_20_Font"><text:span text:style-name="T6">.</text:span></text:span></text:p>
        </text:list-item>
        <text:list-item>
          <text:p text:style-name="P15">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5">Don't remove the rewrap markers. These are needed for generation of proper HTML.</text:p>
        </text:list-item>
        <text:list-item>
          <text:p text:style-name="P14"><text:span text:style-name="Default_20_Paragraph_20_Font"><text:span text:style-name="T6">Open the </text:span></text:span><text:a xlink:type="simple" xlink:href="http://www.pgdp.net/wiki/PPTools/Guiguts/HTML" office:target-frame-name="_top" xlink:show="replace" text:style-name="Internet_20_link" text:visited-style-name="Visited_20_Internet_20_Link"><text:span text:style-name="Default_20_Paragraph_20_Font"><text:span text:style-name="T14">HTML Palette</text:span></text:span></text:a><text:span text:style-name="Default_20_Paragraph_20_Font"><text:span text:style-name="T6"> and set optional switches as desired.</text:span></text:span></text:p>
        </text:list-item>
        <text:list-item>
          <text:p text:style-name="P14"><text:span text:style-name="Default_20_Paragraph_20_Font"><text:span text:style-name="T6">Apply </text:span></text:span><text:a xlink:type="simple" xlink:href="http://www.pgdp.net/wiki/PPTools/Guiguts/HTML#Autogenerating_HTML" office:target-frame-name="_top" xlink:show="replace" text:style-name="Internet_20_link" text:visited-style-name="Visited_20_Internet_20_Link"><text:span text:style-name="Default_20_Paragraph_20_Font"><text:span text:style-name="T14">Automatic HTML conversion</text:span></text:span></text:a><text:span text:style-name="Default_20_Paragraph_20_Font"><text:span text:style-name="T6"> and wait while it completes.</text:span></text:span></text:p>
        </text:list-item>
        <text:list-item>
          <text:p text:style-name="P15">Save the file and open it in a browser.</text:p>
        </text:list-item>
        <text:list-item>
          <text:p text:style-name="P15">Scroll through looking for systematic errors. (Title pages, tables, etc. will look terrible; no matter). If automatic conversion messed up, delete the file and start this step over with the backup file.</text:p>
        </text:list-item>
        <text:list-item>
          <text:p text:style-name="P15">Page through the book looking for text that was not handled well by automatic HTML generation, in particular:</text:p>
          <text:list>
            <text:list-item>
              <text:p text:style-name="P15">Title pages.</text:p>
            </text:list-item>
            <text:list-item>
              <text:p text:style-name="P15">Tables.</text:p>
            </text:list-item>
            <text:list-item>
              <text:p text:style-name="P14"><text:span text:style-name="Default_20_Paragraph_20_Font"><text:span text:style-name="T6">Tables of Contents and Indexes, which are best formatted using unsigned lists, rather than the markup Guiguts generates for </text:span></text:span><text:span text:style-name="Teletype"><text:span text:style-name="T6">/$..$/</text:span></text:span><text:span text:style-name="Default_20_Paragraph_20_Font"><text:span text:style-name="T6">.</text:span></text:span></text:p>
            </text:list-item>
            <text:list-item>
              <text:p text:style-name="P15">End matter</text:p>
            </text:list-item>
            <text:list-item>
              <text:p text:style-name="P15">reformat front matter to remove &lt;p&gt; for sentences</text:p>
            </text:list-item>
            <text:list-item>
              <text:p text:style-name="P15">Illustrations. (sideways f)</text:p>
            </text:list-item>
            <text:list-item>
              <text:p text:style-name="P15">illustration links to larger image</text:p>
            </text:list-item>
          </text:list>
        </text:list-item>
        <text:list-item>
          <text:p text:style-name="P14"><text:span text:style-name="Default_20_Paragraph_20_Font"><text:span text:style-name="T6">Use the </text:span></text:span><text:a xlink:type="simple" xlink:href="http://www.pgdp.net/wiki/PPTools/Guiguts/HTML#Inserting_HTML_Element_by_Element" office:target-frame-name="_top" xlink:show="replace" text:style-name="Internet_20_link" text:visited-style-name="Visited_20_Internet_20_Link"><text:span text:style-name="Default_20_Paragraph_20_Font"><text:span text:style-name="T14">element-markup buttons</text:span></text:span></text:a><text:span text:style-name="Default_20_Paragraph_20_Font"><text:span text:style-name="T6"> in the HTM</text:span></text:span><text:span text:style-name="Default_20_Paragraph_20_Font"><text:span text:style-name="T6">L Palette to mark up these areas. Use regex replacements to make systematic changes.</text:span></text:span></text:p>
        </text:list-item>
        <text:list-item>
          <text:p text:style-name="P15">Format CSS for headings etc.</text:p>
        </text:list-item>
        <text:list-item>
          <text:p text:style-name="P15">Open the file in one or more web browsers (Internet Explorer and at least one other such as Firefox or Netscape) using the "View in Browser" button. Page through the entire book.</text:p>
          <text:list>
            <text:list-item>
              <text:p text:style-name="P15">Where you see a problem, make a correction in Guiguts, save the file, and click the "reload" button in each browser.</text:p>
            </text:list-item>
          </text:list>
        </text:list-item>
        <text:list-item>
          <text:p text:style-name="P14"><text:span text:style-name="Default_20_Paragraph_20_Font"><text:span text:style-name="T6">Hyperlink page references in text, TOC, and index (discussed </text:span></text:span><text:a xlink:type="simple" xlink:href="http://www.pgdp.net/wiki/PPTools/Guiguts/HTML#Hyperlinking_Page_Numbers" office:target-frame-name="_top" xlink:show="replace" text:style-name="Internet_20_link" text:visited-style-name="Visited_20_Internet_20_Link"><text:span text:style-name="Default_20_Paragraph_20_Font"><text:span text:style-name="T14">here</text:span></text:span></text:a><text:span text:style-name="Default_20_Paragraph_20_Font"><text:span text:style-name="T6">).</text:span></text:span></text:p>
        </text:list-item>
        <text:list-item>
          <text:p text:style-name="P15">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4"><text:span text:style-name="Default_20_Paragraph_20_Font"><text:span text:style-name="T6">If there is a cover image for e-readers supplied with the project, or you are creating one yourself, you can find information on what is needed in your HTML in the </text:span></text:span><text:a xlink:type="simple" xlink:href="http://www.pgdp.net/wiki/The_Proofreader%27s_Guide_to_EPUB#Cover_Page" office:target-frame-name="_top" xlink:show="replace" text:style-name="Internet_20_link" text:visited-style-name="Visited_20_Internet_20_Link"><text:span text:style-name="Default_20_Paragraph_20_Font"><text:span text:style-name="T14">Proofreaders' Guide to EPUB</text:span></text:span></text:a><text:span text:style-name="Default_20_Paragraph_20_Font"><text:span text:style-name="T6"> or the</text:span></text:span><text:a xlink:type="simple" xlink:href="http://www.pgdp.net/wiki/PP_guide_to_cover_pages" office:target-frame-name="_top" xlink:show="replace" text:style-name="Internet_20_link" text:visited-style-name="Visited_20_Internet_20_Link"><text:span text:style-name="Default_20_Paragraph_20_Font"><text:span text:style-name="T14">PP guide to cover pages</text:span></text:span></text:a><text:span text:style-name="Default_20_Paragraph_20_Font"><text:span text:style-name="T6">.</text:span></text:span></text:p>
        </text:list-item>
        <text:list-item>
          <text:p text:style-name="P15">Use the "Find orphaned markup" button on the HTML Palette to find any mismatched html markup in the file.</text:p>
          <text:list>
            <text:list-item>
              <text:p text:style-name="P1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4"><text:span text:style-name="Default_20_Paragraph_20_Font"><text:span text:style-name="T6">Apply the </text:span></text:span><text:a xlink:type="simple" xlink:href="http://www.pgdp.net/wiki/PPTools/Guiguts/HTML#Using_the_Link_Checker" office:target-frame-name="_top" xlink:show="replace" text:style-name="Internet_20_link" text:visited-style-name="Visited_20_Internet_20_Link"><text:span text:style-name="Default_20_Paragraph_20_Font"><text:span text:style-name="T14">Link Checker</text:span></text:span></text:a><text:span text:style-name="Default_20_Paragraph_20_Font"><text:span text:style-name="T6"> and correct all issues found.</text:span></text:span></text:p>
        </text:list-item>
        <text:list-item>
          <text:p text:style-name="P14"><text:span text:style-name="Default_20_Paragraph_20_Font"><text:span text:style-name="T6">Apply </text:span></text:span><text:a xlink:type="simple" xlink:href="http://www.pgdp.net/wiki/PPTools/Guiguts/HTML#Using_HTML_Tidy" office:target-frame-name="_top" xlink:show="replace" text:style-name="Internet_20_link" text:visited-style-name="Visited_20_Internet_20_Link"><text:span text:style-name="Default_20_Paragraph_20_Font"><text:span text:style-name="T14">Tidy</text:span></text:span></text:a><text:span text:style-name="Default_20_Paragraph_20_Font"><text:span text:style-name="T6">.</text:span></text:span></text:p>
        </text:list-item>
        <text:list-item>
          <text:p text:style-name="P14"><text:span text:style-name="Default_20_Paragraph_20_Font"><text:span text:style-name="T6">Use the W3C Validate and W3C CSS Valid</text:span></text:span><text:span text:style-name="Default_20_Paragraph_20_Font"><text:span text:style-name="T6">ate buttons to check the correctness of HTML and CSS. Alternatively, open the </text:span></text:span><text:a xlink:type="simple" xlink:href="http://validator.w3.org/" office:target-frame-name="_top" xlink:show="replace" text:style-name="Internet_20_link" text:visited-style-name="Visited_20_Internet_20_Link"><text:span text:style-name="Default_20_Paragraph_20_Font"><text:span text:style-name="T14">WC3 Validator</text:span></text:span></text:a><text:span text:style-name="Default_20_Paragraph_20_Font"><text:span text:style-name="T6">, upload the file, and correct the nits it picks. Be sure to use both the HTML and CSS validators. There are reports that t</text:span></text:span><text:span text:style-name="Default_20_Paragraph_20_Font"><text:span text:style-name="T6">he buttons do not pick up all the errors found by the web site so the final checks should be done on the web site.</text:span></text:span></text:p>
        </text:list-item>
        <text:list-item>
          <text:p text:style-name="P15">Use pphtml and ppvimage</text:p>
        </text:list-item>
      </text:list>
      <text:p text:style-name="Standard"><text:soft-page-break/></text:p>
      <text:h text:style-name="Heading_20_1"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text:p>
      <text:p text:style-name="P7">.covernote {visibility: hidden; display: none;}</text:p>
      <text:p text:style-name="P7">@media handheld {</text:p>
      <text:p text:style-name="P6"><text:span text:style-name="Default_20_Paragraph_20_Font"><text:span text:style-name="T9"><text:s text:c="2"/></text:span></text:span><text:span text:style-name="Default_20_Paragraph_20_Font"><text:span text:style-name="T10">.covernote {visibility: visible; display: block;}</text:span></text:span></text:p>
      <text:p text:style-name="P9">}</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text:p>
      <text:p text:style-name="P6"><text:span text:style-name="Default_20_Paragraph_20_Font"><text:span text:style-name="T1"><text:s text:c="2"/></text:span></text:span><text:span text:style-name="Default_20_Paragraph_20_Font"><text:span text:style-name="T11">&lt;p&gt;The cover image was created by the transcriber and is placed in the public domain.&lt;/p&gt;</text:span></text:span></text:p>
      <text:p text:style-name="P10">&lt;/div&gt;</text:p>
      <text:p text:style-name="P5">However, if you have other notes that you want to appear at the front of the book, you will want the div to be displayed, but just the cover image paragraph hidden, something like this:</text:p>
      <text:p text:style-name="P8">&lt;div class="tnotes"&gt;</text:p>
      <text:p text:style-name="P6"><text:span text:style-name="Default_20_Paragraph_20_Font"><text:span text:style-name="T1"><text:s text:c="2"/></text:span></text:span><text:span text:style-name="Default_20_Paragraph_20_Font"><text:span text:style-name="T11">&lt;p&gt;Transcriber's Notes&lt;/p&gt;</text:span></text:span></text:p>
      <text:p text:style-name="P6"><text:span text:style-name="Default_20_Paragraph_20_Font"><text:span text:style-name="T1"><text:s text:c="2"/></text:span></text:span><text:span text:style-name="Default_20_Paragraph_20_Font"><text:span text:style-name="T11">&lt;p class="covernote"&gt;The cover image was crea</text:span></text:span><text:span text:style-name="Default_20_Paragraph_20_Font"><text:span text:style-name="T11">ted by the transcriber and is placed in the public domain.&lt;/p&gt;</text:span></text:span></text:p>
      <text:p text:style-name="P6"><text:span text:style-name="Default_20_Paragraph_20_Font"><text:span text:style-name="T1"><text:s text:c="2"/></text:span></text:span><text:span text:style-name="Default_20_Paragraph_20_Font"><text:span text:style-name="T11">&lt;p&gt;Other information readers require before reading the book...&lt;/p&gt;</text:span></text:span></text:p>
      <text:p text:style-name="P10">&lt;/div&gt;</text:p>
      <text:p text:style-name="Text_20_body"><text:span text:style-name="Default_20_Paragraph_20_Font"><text:span text:style-name="T6">To view in your browser what the TN will look like in the epub version, </text:span></text:span><text:span text:style-name="Default_20_Paragraph_20_Font"><text:span text:style-name="T8">temporarily</text:span></text:span><text:span text:style-name="Default_20_Paragraph_20_Font"><text:span text:style-name="T6"> change "@media handheld" to "@me</text:span></text:span><text:span text:style-name="Default_20_Paragraph_20_Font"><text:span text:style-name="T6">dia all" in the CSS above - don't forget to change it back!</text:span></text:span></text:p>
      <text:p text:style-name="Standard"/>
      <text:p text:style-name="Standard">** Create transcriber's note</text:p>
      <text:p text:style-name="Standard"/>
      <text:p text:style-name="Standard">Format to look like original:</text:p>
      <text:p text:style-name="Standard">**hide page numbers</text:p>
      <text:p text:style-name="Standard">** chapter headings.</text:p>
      <text:p text:style-name="Standard">** <text:a xlink:type="simple" xlink:href="http://www.pgdp.net/wiki/Accessibility_Recipes/Dropcaps" office:target-frame-name="_top" xlink:show="replace" text:style-name="Internet_20_link" text:visited-style-name="Visited_20_Internet_20_Link">Drop caps.</text:a></text:p>
      <text:p text:style-name="Standard">** correspondence</text:p>
      <text:p text:style-name="Standard">** Thought breaks to match image</text:p>
      <text:p text:style-name="Standard">** footnotes</text:p>
      <text:p text:style-name="Standard"><text:a xlink:type="simple" xlink:href="http://www.pgdp.net/wiki/Accessibility_Recipes/Footnotes" office:target-frame-name="_top" xlink:show="replace" text:style-name="Internet_20_link" text:visited-style-name="Visited_20_Internet_20_Link">Make footnotes accessible</text:a></text:p>
      <text:p text:style-name="Standard"><text:a xlink:type="simple" xlink:href="http://www.pgdp.net/wiki/Accessibility_Recipes/Emphasis" office:target-frame-name="_top" xlink:show="replace" text:style-name="Internet_20_link" text:visited-style-name="Visited_20_Internet_20_Link">Change &lt;i&gt; and &lt;b&gt; to appropriate markup</text:a></text:p>
      <text:p text:style-name="Standard"><text:a xlink:type="simple" xlink:href="http://www.pgdp.net/wiki/The_Proofreader's_Guide_to_EPUB#How_to_Author_HTML_That_Converts_Gracefully_to_EPUB" office:target-frame-name="_top" xlink:show="replace" text:style-name="Internet_20_link" text:visited-style-name="Visited_20_Internet_20_Link">Change 'width=px' in img to CSS with @media screen classes </text:a></text:p>
      <text:p text:style-name="Standard"><text:soft-page-break/></text:p>
      <text:list xml:id="list37326946" text:continue-numbering="true" text:style-name="L1">
        <text:list-item>
          <text:p text:style-name="P15">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5">Use the Image Check button to check the correctness of links to images.</text:p>
        </text:list-item>
        <text:list-item>
          <text:p text:style-name="P15">Use the Check All button to run all of the above checks, especially if you make any further changes. Always run these checks one more time before submitting.</text:p>
        </text:list-item>
        <text:list-item>
          <text:p text:style-name="P15"/>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 entire HTML book making sure that each image is being loaded correctly. Test each thumbnail if used.</text:p>
      <text:p text:style-name="Standard"/>
      <text:p text:style-name="Standard"><text:a xlink:type="simple" xlink:href="http://www.pgdp.net/wiki/Accessible_HTML_eBooks#Tools" office:target-frame-name="_top" xlink:show="replace" text:style-name="Internet_20_link" text:visited-style-name="Visited_20_Internet_20_Link">Do 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text:soft-page-break/>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text:p>
      <text:p text:style-name="Standard"/>
      <text:p text:style-name="Standard"><text:s text:c="4"/>Especially note the character code (7-bit, Latin-1, or Unicode) of the single .txt file, or the differences between multiple etext files.</text:p>
      <text:p text:style-name="Standard"/>
      <text:p text:style-name="Standard"><text:s text:c="4"/>use the Browse button to navigate to the zipped file. Wait 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Arial, 'Trebuchet MS'" style:font-family-generic="system"/>
    <style:font-face style:name="monospace" svg:font-family="monospace, Courier, Arial" style:font-family-generic="system"/>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Gemma Wright</meta:initial-creator>
    <dc:creator>Gemma Wright</dc:creator>
    <meta:creation-date>2012-04-15T18:06:00Z</meta:creation-date>
    <dc:date>2016-02-02T17:16:22.13</dc:date>
    <meta:editing-cycles>128</meta:editing-cycles>
    <meta:editing-duration>PT51M13S</meta:editing-duration>
    <meta:document-statistic meta:table-count="0" meta:image-count="0" meta:object-count="0" meta:page-count="13" meta:paragraph-count="333" meta:word-count="5024" meta:character-count="30833"/>
    <meta:template xlink:type="simple" xlink:actuate="onRequest" xlink:title="" xlink:href="Normal.dotm"/>
  </office:meta>
</office:document-meta>
</file>